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Arial1" fo:font-size="10pt" style:font-name-asian="Arial1" style:font-size-asian="10pt" style:font-name-complex="Arial1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ff"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" style:family="text">
      <style:text-properties style:font-name="Courier New" style:font-name-asian="Courier New"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do el siguiente código java:</text:p>
      <text:p text:style-name="P3">public class Deporte {</text:p>
      <text:p text:style-name="P3">// Contiene el nombre del deporte</text:p>
      <text:p text:style-name="P3">private String nombre;</text:p>
      <text:p text:style-name="P3">// Contiene el número de equipos que participan en el deporte</text:p>
      <text:p text:style-name="P3">private int numeroDeEquipos;</text:p>
      <text:p text:style-name="P3">// Contiene el número de jugadores de cada equipo</text:p>
      <text:p text:style-name="P3">private int numeroDeJugadoresPorEquipo;</text:p>
      <text:p text:style-name="P3">public Deporte(String nombre, int numeroDeEquipos,</text:p>
      <text:p text:style-name="P3">int numeroDeJugadoresPorEquipo) {</text:p>
      <text:p text:style-name="P3">this.nombre = nombre;</text:p>
      <text:p text:style-name="P3">this.numeroDeEquipos = numeroDeEquipos;</text:p>
      <text:p text:style-name="P3">this.numeroDeJugadoresPorEquipo = numeroDeJugadoresPorEquipo;</text:p>
      <text:p text:style-name="P3">}</text:p>
      <text:p text:style-name="P3">}</text:p>
      <text:p text:style-name="P3">1.Añadir metodos get</text:p>
      <text:p text:style-name="P2">2.</text:p>
      <text:p text:style-name="P1"><text:span text:style-name="T1">a) Crear la clase </text:span><text:span text:style-name="T2">Futbol</text:span><text:span text:style-name="T1">, que hereda de </text:span><text:span text:style-name="T2">Deporte </text:span><text:span text:style-name="T1">y que tiene el siguiente</text:span></text:p>
      <text:p text:style-name="P2">atributo privado:</text:p>
      <text:p text:style-name="P1"><text:span text:style-name="T1">a. </text:span><text:span text:style-name="T2">goles </text:span><text:span text:style-name="T1">de tipo int[] para indicar el número de goles que va marcando</text:span></text:p>
      <text:p text:style-name="P2">cada equipo.</text:p>
      <text:p text:style-name="P1"><text:span text:style-name="T1">b) Crear un constructor sin parámetros de la clase </text:span><text:span text:style-name="T2">Futbol </text:span><text:span text:style-name="T1">que da valor a</text:span></text:p>
      <text:p text:style-name="P2">todos sus atributos. Inicializará los goles de cada equipo a cero y el número</text:p>
      <text:p text:style-name="P2">de jugadores de cada equipo a 11. Deberá usar el constructor de la clase</text:p>
      <text:p text:style-name="P1"><text:span text:style-name="T2">Deporte</text:span><text:span text:style-name="T1">.</text:span></text:p>
      <text:p text:style-name="P1"><text:span text:style-name="T1">c) Crear un método: </text:span><text:span text:style-name="T3">public void marcarGol(int equipo) </text:span><text:span text:style-name="T1">que recibe como</text:span></text:p>
      <text:p text:style-name="P2">parámetro el identificador del equipo que marca el gol (0 ó 1), e incrementa</text:p>
      <text:p text:style-name="P2">su contador de goles.</text:p>
      <text:p text:style-name="P1"><text:span text:style-name="T1">d) Sobrescribir el método </text:span><text:span text:style-name="T2">toString </text:span><text:span text:style-name="T1">de la clase Object para que imprima el</text:span></text:p>
      <text:p text:style-name="P2">marcador de goles actual (los goles de cada equipo)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1T19:45:24.78</meta:creation-date>
    <dc:date>2022-01-20T18:52:52.70</dc:date>
    <meta:editing-duration>PT8M22S</meta:editing-duration>
    <meta:editing-cycles>5</meta:editing-cycles>
    <meta:generator>OpenOffice/4.1.10$Win32 OpenOffice.org_project/4110m2$Build-9807</meta:generator>
    <meta:document-statistic meta:table-count="0" meta:image-count="0" meta:object-count="0" meta:page-count="1" meta:paragraph-count="30" meta:word-count="193" meta:character-count="1203"/>
  </office:meta>
</office:document-meta>
</file>